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0974" officeooo:paragraph-rsid="00180974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0974" style:font-size-asian="18pt" style:font-style-asian="normal" style:font-weight-asian="normal" style:font-size-complex="18pt"/>
    </style:style>
    <style:style style:name="T5" style:family="text">
      <style:text-properties officeooo:rsid="00180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6th</text:span><text:span text:style-name="T3"> of </text:span><text:span text:style-name="T4">January</text:span><text:span text:style-name="T3"> 202</text:span><text:span text:style-name="T4">1</text:span><text:span text:style-name="T3"> under the </text:span><text:span text:style-name="T4">37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appoint Anaizy as member to the Council of the Server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3">RedPanda_4</text:p>
      <text:p text:style-name="P1"/>
      <text:p text:style-name="P1"/>
      <text:p text:style-name="P1"/>
      <text:p text:style-name="Standard"><text:span text:style-name="T1">[</text:span><text:span text:style-name="T2">Motion 37-1: To appoint Anaizy as CotS memb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06T15:49:34.397250414</dc:date>
    <meta:editing-duration>PT1M31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49" meta:character-count="299" meta:non-whitespace-character-count="258"/>
  </office:meta>
</office:document-meta>
</file>